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0*"/>
    </style:style>
    <style:style style:name="Table1.D" style:family="table-column">
      <style:table-column-properties style:column-width="1.116in" style:rel-column-width="10927*"/>
    </style:style>
    <style:style style:name="Table1.F" style:family="table-column">
      <style:table-column-properties style:column-width="1.116in" style:rel-column-width="10928*"/>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8pt" fo:language="el" fo:country="GR" officeooo:rsid="00041513" officeooo:paragraph-rsid="00041513" style:font-size-asian="15.75pt" style:font-size-complex="18pt"/>
    </style:style>
    <style:style style:name="P2" style:family="paragraph" style:parent-style-name="Standard">
      <style:paragraph-properties fo:text-align="start" style:justify-single-word="false"/>
      <style:text-properties fo:font-size="14pt" fo:language="el" fo:country="GR" officeooo:rsid="00041513" officeooo:paragraph-rsid="00041513" style:font-size-asian="12.25pt" style:font-size-complex="14pt"/>
    </style:style>
    <style:style style:name="P3" style:family="paragraph" style:parent-style-name="Standard">
      <style:paragraph-properties fo:text-align="start" style:justify-single-word="false"/>
      <style:text-properties fo:font-size="14pt" fo:language="el" fo:country="GR" officeooo:rsid="0006742b" officeooo:paragraph-rsid="0006742b" style:font-size-asian="14pt" style:font-size-complex="14pt"/>
    </style:style>
    <style:style style:name="P4" style:family="paragraph" style:parent-style-name="Standard">
      <style:paragraph-properties fo:text-align="start" style:justify-single-word="false"/>
      <style:text-properties fo:font-size="14pt" fo:language="el" fo:country="GR" officeooo:rsid="000990b0" officeooo:paragraph-rsid="000990b0" style:font-size-asian="14pt" style:font-size-complex="14pt"/>
    </style:style>
    <style:style style:name="P5" style:family="paragraph" style:parent-style-name="Standard">
      <style:paragraph-properties fo:text-align="start" style:justify-single-word="false"/>
      <style:text-properties fo:font-size="14pt" fo:language="el" fo:country="GR" officeooo:rsid="000de657" officeooo:paragraph-rsid="000de657" style:font-size-asian="14pt" style:font-size-complex="14pt"/>
    </style:style>
    <style:style style:name="P6" style:family="paragraph" style:parent-style-name="Standard">
      <style:paragraph-properties fo:text-align="start" style:justify-single-word="false"/>
      <style:text-properties fo:font-size="16pt" fo:language="el" fo:country="GR" officeooo:rsid="00041513" officeooo:paragraph-rsid="00041513" style:font-size-asian="14pt" style:font-size-complex="16pt"/>
    </style:style>
    <style:style style:name="P7" style:family="paragraph" style:parent-style-name="Table_20_Contents">
      <style:paragraph-properties fo:text-align="start" style:justify-single-word="false"/>
      <style:text-properties fo:font-size="14pt" fo:language="el" fo:country="GR" officeooo:rsid="000539c5" officeooo:paragraph-rsid="000539c5" style:font-size-asian="14pt" style:font-size-complex="14pt"/>
    </style:style>
    <style:style style:name="P8" style:family="paragraph" style:parent-style-name="Table_20_Contents">
      <style:paragraph-properties fo:text-align="start" style:justify-single-word="false"/>
      <style:text-properties fo:font-size="14pt" fo:language="el" fo:country="GR" style:font-size-asian="14pt" style:font-size-complex="14pt"/>
    </style:style>
    <style:style style:name="P9" style:family="paragraph" style:parent-style-name="Table_20_Contents">
      <style:paragraph-properties fo:text-align="start" style:justify-single-word="false"/>
      <style:text-properties fo:font-size="14pt" fo:language="el" fo:country="GR" officeooo:paragraph-rsid="000539c5" style:font-size-asian="14pt" style:font-size-complex="14pt"/>
    </style:style>
    <style:style style:name="P10" style:family="paragraph" style:parent-style-name="Table_20_Contents">
      <style:paragraph-properties fo:text-align="start" style:justify-single-word="false"/>
      <style:text-properties fo:font-size="14pt" fo:language="el" fo:country="GR" officeooo:rsid="000de657" officeooo:paragraph-rsid="000de657" style:font-size-asian="14pt" style:font-size-complex="14pt"/>
    </style:style>
    <style:style style:name="P11" style:family="paragraph" style:parent-style-name="Table_20_Contents">
      <style:paragraph-properties fo:text-align="start" style:justify-single-word="false"/>
      <style:text-properties fo:font-size="14pt" fo:language="el" fo:country="GR" officeooo:rsid="000539c5" officeooo:paragraph-rsid="000539c5" style:font-size-asian="12.25pt" style:font-size-complex="14pt"/>
    </style:style>
    <style:style style:name="P12" style:family="paragraph" style:parent-style-name="Standard">
      <style:paragraph-properties fo:text-align="start" style:justify-single-word="false"/>
      <style:text-properties fo:font-size="14pt" fo:language="el" fo:country="GR" officeooo:rsid="000b30ec" officeooo:paragraph-rsid="00041513" style:font-size-asian="12.25pt" style:font-size-complex="14pt"/>
    </style:style>
    <style:style style:name="P13" style:family="paragraph" style:parent-style-name="Standard" style:list-style-name="L1">
      <style:paragraph-properties fo:text-align="start" style:justify-single-word="false"/>
      <style:text-properties fo:font-size="14pt" fo:language="el" fo:country="GR" officeooo:rsid="000c6fe1" officeooo:paragraph-rsid="000c3046" style:font-size-asian="14pt" style:font-size-complex="14pt"/>
    </style:style>
    <style:style style:name="P14" style:family="paragraph" style:parent-style-name="Standard" style:list-style-name="L2">
      <style:paragraph-properties fo:text-align="start" style:justify-single-word="false"/>
      <style:text-properties fo:font-size="14pt" fo:language="el" fo:country="GR" officeooo:rsid="000de657" officeooo:paragraph-rsid="000de657" style:font-size-asian="14pt" style:font-size-complex="14pt"/>
    </style:style>
    <style:style style:name="P15" style:family="paragraph" style:parent-style-name="Standard" style:list-style-name="L2">
      <style:paragraph-properties fo:text-align="start" style:justify-single-word="false"/>
      <style:text-properties fo:font-size="14pt" fo:language="el" fo:country="GR" officeooo:rsid="0012e676" officeooo:paragraph-rsid="0012e676" style:font-size-asian="14pt" style:font-size-complex="14pt"/>
    </style:style>
    <style:style style:name="P16" style:family="paragraph" style:parent-style-name="Standard" style:list-style-name="L2">
      <style:paragraph-properties fo:text-align="start" style:justify-single-word="false"/>
      <style:text-properties fo:font-size="14pt" fo:language="el" fo:country="GR" officeooo:rsid="00082c9f" officeooo:paragraph-rsid="000de657" style:font-size-asian="14pt" style:font-size-complex="14pt"/>
    </style:style>
    <style:style style:name="P17" style:family="paragraph" style:parent-style-name="Standard" style:list-style-name="L2">
      <style:paragraph-properties fo:text-align="start" style:justify-single-word="false"/>
      <style:text-properties fo:font-size="14pt" fo:language="el" fo:country="GR" officeooo:rsid="0010657d" officeooo:paragraph-rsid="0010657d" style:font-size-asian="14pt" style:font-size-complex="14pt"/>
    </style:style>
    <style:style style:name="P18" style:family="paragraph" style:parent-style-name="Standard" style:list-style-name="L2">
      <style:paragraph-properties fo:text-align="start" style:justify-single-word="false"/>
      <style:text-properties fo:font-size="14pt" fo:language="el" fo:country="GR" officeooo:rsid="0010e14a" officeooo:paragraph-rsid="0010e14a" style:font-size-asian="14pt" style:font-size-complex="14pt"/>
    </style:style>
    <style:style style:name="P19" style:family="paragraph" style:parent-style-name="Standard">
      <style:paragraph-properties fo:text-align="start" style:justify-single-word="false"/>
      <style:text-properties fo:font-size="14pt" fo:language="el" fo:country="GR" fo:font-weight="normal" officeooo:rsid="0010657d" officeooo:paragraph-rsid="0010657d" style:font-size-asian="14pt" style:font-weight-asian="normal" style:font-size-complex="14pt" style:font-weight-complex="normal"/>
    </style:style>
    <style:style style:name="P20" style:family="paragraph" style:parent-style-name="Standard" style:list-style-name="L2">
      <style:paragraph-properties fo:text-align="start" style:justify-single-word="false"/>
      <style:text-properties fo:font-size="14pt" fo:language="el" fo:country="GR" fo:font-weight="bold" officeooo:rsid="0010e14a" officeooo:paragraph-rsid="0010e14a" style:font-size-asian="14pt" style:font-weight-asian="bold" style:font-size-complex="14pt" style:font-weight-complex="bold"/>
    </style:style>
    <style:style style:name="P21" style:family="paragraph" style:parent-style-name="Standard" style:list-style-name="L2">
      <style:paragraph-properties fo:text-align="start" style:justify-single-word="false"/>
      <style:text-properties fo:font-size="14pt" fo:language="el" fo:country="GR" fo:font-weight="bold" officeooo:rsid="0011fa16" officeooo:paragraph-rsid="0011fa16" style:font-size-asian="14pt" style:font-weight-asian="bold" style:font-size-complex="14pt" style:font-weight-complex="bold"/>
    </style:style>
    <style:style style:name="P22" style:family="paragraph" style:parent-style-name="Standard" style:list-style-name="L2">
      <style:paragraph-properties fo:text-align="start" style:justify-single-word="false"/>
      <style:text-properties fo:font-size="14pt" fo:language="el" fo:country="GR" fo:font-weight="bold" officeooo:rsid="0012e676" officeooo:paragraph-rsid="0012e676" style:font-size-asian="14pt" style:font-weight-asian="bold" style:font-size-complex="14pt" style:font-weight-complex="bold"/>
    </style:style>
    <style:style style:name="P23" style:family="paragraph" style:parent-style-name="Standard" style:list-style-name="L2">
      <style:paragraph-properties fo:text-align="start" style:justify-single-word="false"/>
      <style:text-properties fo:font-size="14pt" fo:language="el" fo:country="GR" fo:font-weight="bold" officeooo:rsid="00151f7f" officeooo:paragraph-rsid="00151f7f" style:font-size-asian="14pt" style:font-weight-asian="bold" style:font-size-complex="14pt" style:font-weight-complex="bold"/>
    </style:style>
    <style:style style:name="P24" style:family="paragraph" style:parent-style-name="Standard" style:list-style-name="L1">
      <style:paragraph-properties fo:text-align="start" style:justify-single-word="false"/>
      <style:text-properties officeooo:paragraph-rsid="000c3046"/>
    </style:style>
    <style:style style:name="P25" style:family="paragraph" style:parent-style-name="Standard" style:list-style-name="L1">
      <style:paragraph-properties fo:text-align="start" style:justify-single-word="false"/>
      <style:text-properties officeooo:paragraph-rsid="000c6fe1"/>
    </style:style>
    <style:style style:name="P26" style:family="paragraph" style:parent-style-name="Standard" style:list-style-name="L1">
      <style:paragraph-properties fo:text-align="start" style:justify-single-word="false"/>
      <style:text-properties officeooo:paragraph-rsid="0006742b"/>
    </style:style>
    <style:style style:name="P27" style:family="paragraph" style:parent-style-name="Standard" style:list-style-name="L1">
      <style:paragraph-properties fo:text-align="start" style:justify-single-word="false"/>
      <style:text-properties officeooo:rsid="000de657" officeooo:paragraph-rsid="000de657"/>
    </style:style>
    <style:style style:name="P28" style:family="paragraph" style:parent-style-name="Standard">
      <style:paragraph-properties fo:text-align="start" style:justify-single-word="false"/>
      <style:text-properties fo:font-size="16pt" fo:language="el" fo:country="GR" officeooo:rsid="00041513" officeooo:paragraph-rsid="00041513" style:font-size-asian="14pt" style:font-size-complex="16pt"/>
    </style:style>
    <style:style style:name="T1" style:family="text">
      <style:text-properties fo:font-size="14pt" style:font-size-asian="12.25pt" style:font-size-complex="14pt"/>
    </style:style>
    <style:style style:name="T2" style:family="text">
      <style:text-properties fo:font-size="14pt" fo:language="el" fo:country="GR" style:font-size-asian="14pt" style:font-size-complex="14pt"/>
    </style:style>
    <style:style style:name="T3" style:family="text">
      <style:text-properties fo:font-size="14pt" fo:language="el" fo:country="GR" officeooo:rsid="0006742b" style:font-size-asian="14pt" style:font-size-complex="14pt"/>
    </style:style>
    <style:style style:name="T4" style:family="text">
      <style:text-properties fo:font-size="14pt" fo:language="el" fo:country="GR" officeooo:rsid="000c3046" style:font-size-asian="14pt" style:font-size-complex="14pt"/>
    </style:style>
    <style:style style:name="T5" style:family="text">
      <style:text-properties fo:font-size="14pt" fo:language="el" fo:country="GR" officeooo:rsid="000c6fe1" style:font-size-asian="14pt" style:font-size-complex="14pt"/>
    </style:style>
    <style:style style:name="T6" style:family="text">
      <style:text-properties fo:font-size="14pt" fo:language="el" fo:country="GR" officeooo:rsid="0007952c" style:font-size-asian="14pt" style:font-size-complex="14pt"/>
    </style:style>
    <style:style style:name="T7" style:family="text">
      <style:text-properties fo:font-size="14pt" fo:language="el" fo:country="GR" officeooo:rsid="001822aa" style:font-size-asian="14pt" style:font-size-complex="14pt"/>
    </style:style>
    <style:style style:name="T8" style:family="text">
      <style:text-properties officeooo:rsid="000990b0"/>
    </style:style>
    <style:style style:name="T9" style:family="text">
      <style:text-properties officeooo:rsid="000c3046"/>
    </style:style>
    <style:style style:name="T10" style:family="text">
      <style:text-properties officeooo:rsid="000de657"/>
    </style:style>
    <style:style style:name="T11" style:family="text">
      <style:text-properties fo:font-weight="bold" style:font-weight-asian="bold" style:font-weight-complex="bold"/>
    </style:style>
    <style:style style:name="T12" style:family="text">
      <style:text-properties fo:font-weight="bold" officeooo:rsid="000e9ac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e9ac1" style:font-weight-asian="normal" style:font-weight-complex="normal"/>
    </style:style>
    <style:style style:name="T15" style:family="text">
      <style:text-properties fo:font-weight="normal" officeooo:rsid="000eb7e7" style:font-weight-asian="normal" style:font-weight-complex="normal"/>
    </style:style>
    <style:style style:name="T16" style:family="text">
      <style:text-properties fo:font-weight="normal" officeooo:rsid="0011fa16" style:font-weight-asian="normal" style:font-weight-complex="normal"/>
    </style:style>
    <style:style style:name="T17" style:family="text">
      <style:text-properties fo:font-weight="normal" officeooo:rsid="00170582" style:font-weight-asian="normal" style:font-weight-complex="normal"/>
    </style:style>
    <style:style style:name="T18" style:family="text">
      <style:text-properties style:text-underline-style="solid" style:text-underline-width="auto" style:text-underline-color="font-color" fo:font-weight="bold" officeooo:rsid="000de657"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1fa16" style:font-style-asian="normal" style:font-weight-asian="normal" style:font-style-complex="normal" style:font-weight-complex="normal"/>
    </style:style>
    <style:style style:name="T21" style:family="text">
      <style:text-properties officeooo:rsid="0012e676"/>
    </style:style>
    <style:style style:name="T22" style:family="text">
      <style:text-properties officeooo:rsid="001454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Τεχνικές Εξόρυξης Δεδομένων - Εργασία 1η</text:p>
      <text:p text:style-name="P1"><text:tab/><text:tab/> <text:s text:c="2"/><text:span text:style-name="T1">Εκπονήθηκε από τους: sdi1500084 και sdi1500176</text:span></text:p>
      <text:p text:style-name="P2"/>
      <text:p text:style-name="P6">Ερώτημα 1:</text:p>
      <text:p text:style-name="P6"/>
      <text:p text:style-name="P12">Στον φάκελο Wodclouds υπάρχουν 3 αρχεία: wordclouds.py, stopwords.py, clouds dir. To wordclouds.py φτιάχνει τα wordclouds, χρησιμοποιώντας ως stopwords το set στο stopwords.py. Αν τρέξει to wordclouds.py θα φτιαχτούν .png αρχεία ανά κατηγορία που περιέχουν τα wordclouds στον φάκελο clouds. Στο εκπονημένο αρχείο τα .png είναι έτοιμα, αλλά το πρόγραμμα τρέχει κάνοντας overwrite τα προηγούμενα .png</text:p>
      <text:p text:style-name="P2"/>
      <text:p text:style-name="P6">Ερώτημα 2, <text:span text:style-name="T21">3</text:span>:</text:p>
      <text:p text:style-name="P6"/>
      <text:list xml:id="list151952376" text:style-name="L1">
        <text:list-item>
          <text:p text:style-name="P24"><text:span text:style-name="T3">Στην στατιστική μέτρηση 10 fold έγινε χρήση LSI με 100 components </text:span><text:span text:style-name="T4">(Η επιλογή του αριθμού components έγινε μέσω πειραματισμού. Στον φάκελο Classifiers, υπάρχουν 2 αρχεία .png, τα οποία παρουσιάζουν ένα γράφημα accuracy/components, κρατώντας σταθερό classifier και αυξάνοντας τα components στο διάστημα [2-497]. Παρατηρούμε οτι στα 100 περίπου components σταθεροποιείται το accuracy και δεν αυξομειώνεται πλέον δραστικά. Το ένα γράφημα αφορά τον αλγόριθμο Naive Bayes και το άλλο τον KNearestNeighbours. Το αρχείο LSIaccuracytest.py είναι το αρχείο κώδικα, με το οποίο φτιάχτηκαν τα γραφήματα). </text:span><text:span text:style-name="T5">Ο κύριος λόγος για τον οποίο επιλέξαμε να γίνεται το LSI είναι για να τρέχουν πιο γρήγορα οι αλγόριθμοι.</text:span></text:p>
          <text:p text:style-name="P13"/>
        </text:list-item>
        <text:list-item>
          <text:p text:style-name="P25"><text:span text:style-name="T4">Χ</text:span><text:span text:style-name="T3">ρησιμοποιήθηκε η <text:s/>βιβλιοθήκη Kfold.</text:span></text:p>
        </text:list-item>
      </text:list>
      <text:p text:style-name="P3"/>
      <text:list xml:id="list225516258864692" text:continue-numbering="true" text:style-name="L1">
        <text:list-item>
          <text:p text:style-name="P26"><text:span text:style-name="T3">Όλοι οι αλγόριθμοι τρέχουν κάνοντάς τους tr</text:span><text:span text:style-name="T5">u</text:span><text:span text:style-name="T3">ncate τις διαστάσεις, εκτός απο τον Naive B</text:span><text:span text:style-name="T4">a</text:span><text:span text:style-name="T3">yes, επειδή το truncation παρήγαγε αρνητικές τιμές, με αποτέλεσμα να μην τρέχει. Προσπαθήσαμε κάνοντας χρήση του minimax scaler ν</text:span><text:span text:style-name="T6">α αποκτήσουμε δείγμα χωρίς μηδενικές τιμές αλλά η απόδοση του Naive Bayes μειωνόταν σημαντικά, οπότε αποφασίσαμε να μην έχουμε truncation σε αυτόν.</text:span></text:p>
        </text:list-item>
        <text:list-item>
          <text:p text:style-name="P27"><text:span text:style-name="T6">Α</text:span><text:span text:style-name="T2">κολουθεί ο συμπληρωμένος πίνακας της εκφώνησης</text:span></text:p>
        </text:list-item>
      </text:list>
      <text:p text:style-name="P6"/>
      <table:table table:name="Table1" table:style-name="Table1">
        <table:table-column table:style-name="Table1.A" table:number-columns-repeated="3"/>
        <table:table-column table:style-name="Table1.D"/>
        <table:table-column table:style-name="Table1.A"/>
        <table:table-column table:style-name="Table1.F"/>
        <table:table-row>
          <table:table-cell table:style-name="Table1.A1" office:value-type="string">
            <text:p text:style-name="P7">Statistic <text:s text:c="2"/>Measure</text:p>
          </table:table-cell>
          <table:table-cell table:style-name="Table1.A1" office:value-type="string">
            <text:p text:style-name="P7">Naive B<text:span text:style-name="T9">a</text:span>yes</text:p>
          </table:table-cell>
          <table:table-cell table:style-name="Table1.A1" office:value-type="string">
            <text:p text:style-name="P8">Random Forest </text:p>
          </table:table-cell>
          <table:table-cell table:style-name="Table1.A1" office:value-type="string">
            <text:p text:style-name="P9">SVM</text:p>
          </table:table-cell>
          <table:table-cell table:style-name="Table1.A1" office:value-type="string">
            <text:p text:style-name="P9">KNN</text:p>
          </table:table-cell>
          <table:table-cell table:style-name="Table1.F1" office:value-type="string">
            <text:p text:style-name="P7">My Method</text:p>
          </table:table-cell>
        </table:table-row>
        <table:table-row>
          <table:table-cell table:style-name="Table1.A2" office:value-type="string">
            <text:p text:style-name="P11">Accuracy</text:p>
          </table:table-cell>
          <table:table-cell table:style-name="Table1.A2" office:value-type="string">
            <text:p text:style-name="P5">0.95442</text:p>
          </table:table-cell>
          <table:table-cell table:style-name="Table1.A2" office:value-type="string">
            <text:p text:style-name="P10">0.93559</text:p>
          </table:table-cell>
          <table:table-cell table:style-name="Table1.A2" office:value-type="string">
            <text:p text:style-name="P10">0.94399</text:p>
          </table:table-cell>
          <table:table-cell table:style-name="Table1.A2" office:value-type="string">
            <text:p text:style-name="P10">0.86662</text:p>
          </table:table-cell>
          <table:table-cell table:style-name="Table1.F2" office:value-type="string">
            <text:p text:style-name="P8">0.96233</text:p>
          </table:table-cell>
        </table:table-row>
        <table:table-row>
          <table:table-cell table:style-name="Table1.A2" office:value-type="string">
            <text:p text:style-name="P7">Precision</text:p>
          </table:table-cell>
          <table:table-cell table:style-name="Table1.A2" office:value-type="string">
            <text:p text:style-name="P5">0.95442</text:p>
          </table:table-cell>
          <table:table-cell table:style-name="Table1.A2" office:value-type="string">
            <text:p text:style-name="P10">0.93559</text:p>
          </table:table-cell>
          <table:table-cell table:style-name="Table1.A2" office:value-type="string">
            <text:p text:style-name="P10">0.94399</text:p>
          </table:table-cell>
          <table:table-cell table:style-name="Table1.A2" office:value-type="string">
            <text:p text:style-name="P10">0.86662</text:p>
          </table:table-cell>
          <table:table-cell table:style-name="Table1.F2" office:value-type="string">
            <text:p text:style-name="P8">0.96233</text:p>
          </table:table-cell>
        </table:table-row>
        <table:table-row>
          <table:table-cell table:style-name="Table1.A2" office:value-type="string">
            <text:p text:style-name="P11">Recall</text:p>
          </table:table-cell>
          <table:table-cell table:style-name="Table1.A2" office:value-type="string">
            <text:p text:style-name="P5">0.95442</text:p>
          </table:table-cell>
          <table:table-cell table:style-name="Table1.A2" office:value-type="string">
            <text:p text:style-name="P10">0.93559</text:p>
          </table:table-cell>
          <table:table-cell table:style-name="Table1.A2" office:value-type="string">
            <text:p text:style-name="P10">0.94399</text:p>
          </table:table-cell>
          <table:table-cell table:style-name="Table1.A2" office:value-type="string">
            <text:p text:style-name="P10">0.86662</text:p>
          </table:table-cell>
          <table:table-cell table:style-name="Table1.F2" office:value-type="string">
            <text:p text:style-name="P10">0.96233</text:p>
          </table:table-cell>
        </table:table-row>
        <table:table-row>
          <table:table-cell table:style-name="Table1.A2" office:value-type="string">
            <text:p text:style-name="P7">F - Measure</text:p>
          </table:table-cell>
          <table:table-cell table:style-name="Table1.A2" office:value-type="string">
            <text:p text:style-name="P5">0.95442</text:p>
          </table:table-cell>
          <table:table-cell table:style-name="Table1.A2" office:value-type="string">
            <text:p text:style-name="P10">0.93559</text:p>
          </table:table-cell>
          <table:table-cell table:style-name="Table1.A2" office:value-type="string">
            <text:p text:style-name="P10">0.94399</text:p>
          </table:table-cell>
          <table:table-cell table:style-name="Table1.A2" office:value-type="string">
            <text:p text:style-name="P10">0.86662</text:p>
          </table:table-cell>
          <table:table-cell table:style-name="Table1.F2" office:value-type="string">
            <text:p text:style-name="P7">0.96233</text:p>
          </table:table-cell>
        </table:table-row>
      </table:table>
      <text:p text:style-name="P6"/>
      <text:list xml:id="list457919189" text:style-name="L2">
        <text:list-item>
          <text:p text:style-name="P14"><text:soft-page-break/>Το .csv αρχείο που περιέχει τα στοιχεία του πίνακα είναι το EvaluationMetric_10fold.csv και βρίσκεται στον φάκελο datasets</text:p>
        </text:list-item>
        <text:list-item>
          <text:p text:style-name="P15">Η επιλογή των parameters του SVM έγινε με χρήση του GridSearchCV και έγινε από το αρχείο gridSearch.py. To param_grid φτιάχτηκε κάνοντας διαδικτυακή έρευνα.</text:p>
          <text:p text:style-name="P14"/>
        </text:list-item>
        <text:list-item>
          <text:p text:style-name="P16">Ο <text:span text:style-name="T8">αλγόριμος</text:span> K-Nearest-Neighbours υλοποιήθηκ<text:span text:style-name="T8">ε</text:span> με υπόβαθρο τη δομή kd-tree. <text:span text:style-name="T10">Οποιαδήποτε εξήγηση του κώδικα αναφέρεται στα σχόλια στα αρχεία knearest.py, kd_tree.py. </text:span><text:span text:style-name="T18">Θεωρούμε άξιο να αναφερθεί:</text:span><text:span text:style-name="T10"> Έχουμε φτιάξει 2 υλοποιήσεις του αλγορίθμου με kd-tree που δηλώνονται δίνοντας τιμή στην bool μεταβλητή “balanced” του constructor του classifier. Η επιλογή αυτή αφορά στο χτίσιμο του δέντρου και στον υπολογισμό της ενδιάμεσης τιμής. Αν balanced=true, τότε το δέντρο θα είναι ισορροπημένο, αλλιώς μπορεί και να μην είναι. Ο τρόπος που χτίζεται το δέντρο είναι ο εξής: Για κάθε διάσταση των διανυσμάτων των δεδομένων, υπολογίζεται η ενδιάμεση τιμή της διάστασης αυτής. Έπειτα, τα δεδομένα σπάνε στα 2, έτσι ωστε δεδομένα με τιμή μικρότερη της ενδιάμεσης να πάνε αριστερά, και δεδομένα με </text:span><text:span text:style-name="T14">τιμή </text:span><text:span text:style-name="T12">μεγαλύτερη ή ίση</text:span><text:span text:style-name="T14"> της ενδιάμεσης να πάνε δεξιά. Αναδρομικά προχωράμε στις επόμενες διαστάσεις.</text:span><text:span text:style-name="T10"> 1 διάσταση = <text:s/>1 επίπεδο. Σε περιπτώσεις που η ενδιάμεση τιμή είναι η ελάχιστη του δείγματος (συγκεκριμένα αν έχουμε πολλά μηδενικά, πχ σε περιπτώσεις μη truncation) τότε όλα τα δεδομένα πάνε στα δεξιά παιδιά, και έτσι έχουμε ένα μη ισορροπημένο δέντρο. Έτσι, όμως, μπορεί μεν η αποτελεσματικότητα του αλγορίθμου να είναι καλή, αλλά η απόδοση πέφτει σημαντικά. Για αυτό το λόγο φτιάξαμε τον “balanced” αλγόριθμο, ο οποίος σπάει τη </text:span><text:span text:style-name="T15">λίστα των δεδομένων στο index στο οποίο βρίσκεται η ενδιάμεση τιμή. Έτσι, πάντα υπάρχουν αριστερά και δεξιά παιδιά, και έχουμε ενα ισορροπημένο δέντρο. Ο “balanced” αλγόριθμος είναι σαφέστατα πιο γρήγορος, αλλά έχει μικρότερη αποτελεσματικότητα, καθώς ενδέχεται κάποιοι κοντινοί γείτονες να πάνε σε λάθος κλαδί.</text:span></text:p>
        </text:list-item>
        <text:list-item>
          <text:p text:style-name="P17"><text:span text:style-name="T15">Η </text:span><text:span text:style-name="T13">υλοποίηση του αλγορίθμου έγινε εξ’ολοκλήρου από εμάς.</text:span></text:p>
        </text:list-item>
      </text:list>
      <text:p text:style-name="P19"/>
      <text:list xml:id="list225515135044977" text:continue-numbering="true" text:style-name="L2">
        <text:list-item>
          <text:p text:style-name="P18"><text:span text:style-name="T13">Η υλοποίηση και ο υπολογισμός των μετρικών της ζητούμενης My Method βρίσκεται στο αρχείο </text:span><text:span text:style-name="T19">./Classifiers/mymethod.py. Χρησιμοποιείται ο αλγόριθμος Naive Bayes, διότι βάσει του παραπάνω πίνακα είναι ο αποτελεσματικότερος και αποδοτικότερος αλγόριθμος. Η </text:span><text:span text:style-name="T20">τελική </text:span><text:span text:style-name="T19">προεπεξεργασία που κάναμε στα δεδομένα είναι η εξής:</text:span></text:p>
          <text:p text:style-name="P18"><text:span text:style-name="T11">Titling</text:span>: Αποφασίσαμε να δώσουμε σημασία στον τίτλο του κάθε document προσθέτοντας ν φορές τον τίτλο στο ίδιο το document. Το ν υπολογίζεται από τον τύπο (#λέξεων_doc / #λέξεων_τίτλου) / k. Το k υπολογίσθηκε έπειτα από πολλούς πειραματισμούς να είναι ο αριθμός 10.</text:p>
          <text:p text:style-name="P20">Stopwords Removal: <text:span text:style-name="T13">Αφαιρέσαμε </text:span><text:span text:style-name="T16">από το κάθε document τα stopwords που γίνονται import από το stopwords.py (custom stopwords set)</text:span></text:p>
          <text:p text:style-name="P21">Stemming: <text:span text:style-name="T13">Χρησιμοποιήσαμε τον PorterStemmer του nltk.stem για να κάνουμε stem τις λέξεις. Το tokenization έγινε με τον word_tokenizer του nltk. </text:span><text:soft-page-break/><text:span text:style-name="T13">Χρειάστηκε να κάνουμε το κείμενο decode σε utf-8 για να χρησιμοποιηθεί ο tokenizer</text:span></text:p>
          <text:p text:style-name="P22"><text:span text:style-name="T13">Δεν κάναμε </text:span>truncation, <text:span text:style-name="T13">καθώς, όπως εξηγήθηκε παραπάνω, ο Naive Bayes υπολειτουργεί. Δοκιμάσαμε να χρησιμοποιήσουμε </text:span>TFIDF-vectorizer, <text:span text:style-name="T13">αλλά ο </text:span>CountVectorizer <text:span text:style-name="T13">ήταν καλύτερος. Τέλος, δοκιμάσαμε να κάνουμε </text:span><text:span text:style-name="T22">Ν</text:span>ormalization, <text:span text:style-name="T13">με τον normalizer του scikit, αλλά πάλι η απόδοση έπεφτε.</text:span></text:p>
        </text:list-item>
        <text:list-item>
          <text:p text:style-name="P23"><text:span text:style-name="T13">Η ίδια μέθοδος χρησιμοποιήθηκε και για την κατηγοριοποίηση του test_set. Τα αποτελέσματα αυτής βρίσκοντα στο αρχείο ./datasets/testSet_categories.</text:span></text:p>
          <text:p text:style-name="P23"><text:span text:style-name="T13">Δεν παρουσιάζονται σε πίνακα στο παρόν αρχείο, καθώς ο πίνακας έχει 3000 γραμμές. </text:span><text:span text:style-name="T17">Το πρόγραμμα που υλοποιεί τις προβλέψεις είναι το ./Classifiers/benchmark.py</text:span></text:p>
        </text:list-item>
      </text:list>
      <text:p text:style-name="P4"/>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8:42:44.128344333</meta:creation-date>
    <dc:date>2018-04-23T22:55:14.579890247</dc:date>
    <meta:editing-duration>PT1H7M42S</meta:editing-duration>
    <meta:editing-cycles>17</meta:editing-cycles>
    <meta:generator>LibreOffice/5.4.6.2$Linux_X86_64 LibreOffice_project/40m0$Build-2</meta:generator>
    <meta:document-statistic meta:table-count="1" meta:image-count="0" meta:object-count="0" meta:page-count="3" meta:paragraph-count="52" meta:word-count="787" meta:character-count="5361" meta:non-whitespace-character-count="4629"/>
  </office:meta>
</office:document-meta>
</file>